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MyHeading1</text:h>
      <text:p text:style-name="Normal">Asdfasdf</text:p>
      <text:h text:style-name="Heading2" text:outline-level="2">MyHeading2</text:h>
      <text:p text:style-name="Normal">asdfasdfas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herazade</meta:initial-creator>
    <dc:creator>Sheherazade</dc:creator>
    <meta:creation-date>2012-12-06T16:10:00Z</meta:creation-date>
    <dc:date>2012-12-06T16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5" meta:character-count="42" meta:row-count="1" meta:non-whitespace-character-count="38"/>
  </office:meta>
</office:document-meta>
</file>